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c281"/>
    </style:style>
    <style:style style:name="P2" style:family="paragraph" style:parent-style-name="Text_20_body">
      <style:text-properties officeooo:paragraph-rsid="00093a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 RACLURES</text:h>
      <text:p text:style-name="P1">Dans leur monde d’origine, elles ne portent pas ce nom.</text:p>
      <text:p text:style-name="P1">Mais à Kael’Tharën, on les appelle ainsi :</text:p>
      <text:p text:style-name="Text_20_body"><text:span text:style-name="Strong_20_Emphasis">Les Raclures.</text:span></text:p>
      <text:p text:style-name="P1">Petites.</text:p>
      <text:p text:style-name="P1">Nerveuses.</text:p>
      <text:p text:style-name="P1">Griffes fines mais nombreuses.</text:p>
      <text:p text:style-name="P1">Ailes membraneuses trop étroites pour un vol élégant.</text:p>
      <text:p text:style-name="Text_20_body">Seules, elles sont faibles.</text:p>
      <text:p text:style-name="Text_20_body">Elles attaquent toujours en meute.</text:p>
      <text:p text:style-name="P1">Pas par bravoure.</text:p>
      <text:p text:style-name="P1">Par nécessité.</text:p>
      <text:p text:style-name="P1">Elles submergent.</text:p>
      <text:p text:style-name="P1">Elles lacèrent.</text:p>
      <text:p text:style-name="P1">Elles épuisent.</text:p>
      <text:p text:style-name="Horizontal_20_Line"/>
      <text:h text:style-name="Heading_20_1" text:outline-level="1">LEUR FORCE</text:h>
      <text:p text:style-name="Text_20_body">Elles se reproduisent à une vitesse alarmante.</text:p>
      <text:p text:style-name="Text_20_body">Les érudits pensent qu’elles ne naissent pas de manière naturelle.</text:p>
      <text:p text:style-name="Text_20_body">Elles émergent.</text:p>
      <text:p text:style-name="P1">Lorsque le Passage s’ouvre partiellement,</text:p>
      <text:p text:style-name="P1">de nouvelles Raclures se forment à proximité des Fragments,</text:p>
      <text:p text:style-name="P1">comme si la réalité les condensait.</text:p>
      <text:p text:style-name="P1">Tant que la fissure existe,</text:p>
      <text:p text:style-name="P1">elles reviennent.</text:p>
      <text:p text:style-name="P1">Les tuer ralentit l’invasion.</text:p>
      <text:p text:style-name="P1">Mais ne l’arrête pas.</text:p>
      <text:p text:style-name="Horizontal_20_Line"/>
      <text:h text:style-name="Heading_20_1" text:outline-level="1"><text:soft-page-break/>LEUR LOI</text:h>
      <text:p text:style-name="Text_20_body">Dans leur monde, la faiblesse n’est pas tolérée.</text:p>
      <text:p text:style-name="P1">Une Raclure qui échoue à sa tâche</text:p>
      <text:p text:style-name="P1">et survit à la bataille<text:line-break/>ne vit pas longtemps.</text:p>
      <text:p text:style-name="P1">Lorsque la résonance des Fragments diminue,</text:p>
      <text:p text:style-name="P1">certaines Raclures se figent.</text:p>
      <text:p text:style-name="Text_20_body">Leur corps se fissure.</text:p>
      <text:p text:style-name="Text_20_body">Puis une énergie sombre les traverse de l’intérieur.</text:p>
      <text:p text:style-name="Text_20_body">Elles se désintègrent.</text:p>
      <text:p text:style-name="Text_20_body">Comme exécutées à distance.</text:p>
      <text:p text:style-name="Text_20_body">Les membres de l’Ordre ont compris :</text:p>
      <text:p text:style-name="Text_20_body">Leur maître ne pardonne pas.</text:p>
      <text:p text:style-name="P1">La défaite n’est pas une option.</text:p>
      <text:p text:style-name="P1">L’échec est une sentence.</text:p>
      <text:p text:style-name="Horizontal_20_Line"/>
      <text:h text:style-name="Heading_20_1" text:outline-level="1">CE QUE CELA IMPLIQUE</text:h>
      <text:p text:style-name="Text_20_body">Si les plus faibles sont traitées ainsi…</text:p>
      <text:p text:style-name="Text_20_body">Alors leur maître :</text:p>
      <text:p text:style-name="P1">– N’a aucune compassion.</text:p>
      <text:p text:style-name="P1">– Ne tolère aucune perte inutile.</text:p>
      <text:p text:style-name="P1">– N’accepte aucune faiblesse.</text:p>
      <text:p text:style-name="Text_20_body">Ce monde d’origine n’est pas chaotique.</text:p>
      <text:p text:style-name="P2">Il est hiérarchique.</text:p>
      <text:p text:style-name="P2">Strict.</text:p>
      <text:p text:style-name="P1">Brutal.</text:p>
      <text:p text:style-name="Text_20_body">Et si les Raclures sont considérées comme rien…</text:p>
      <text:p text:style-name="P2">Alors ce qui viendra après</text:p>
      <text:p text:style-name="P2">ne sera pas conçu pour échou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3:22:09.677962700</meta:creation-date>
    <dc:date>2026-02-26T23:22:55.792426700</dc:date>
    <meta:editing-duration>PT45S</meta:editing-duration>
    <meta:editing-cycles>3</meta:editing-cycles>
    <meta:generator>LibreOffice/26.2.0.3$Windows_X86_64 LibreOffice_project/620$Build-3</meta:generator>
    <meta:document-statistic meta:table-count="0" meta:image-count="0" meta:object-count="0" meta:page-count="2" meta:paragraph-count="53" meta:word-count="245" meta:character-count="1520" meta:non-whitespace-character-count="1325"/>
  </office:meta>
</office:document-meta>
</file>